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10-28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7-28 1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4-24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1-31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11-25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8-29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7-02 0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6-25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5-30 1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4-25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3-29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2-27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1-29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12-27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11-27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10-30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9-29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8-28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7-28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6-27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5-26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4-27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3-31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2-24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1-24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2-12-28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2-11-29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2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2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2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2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2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2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2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2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2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2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2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2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2-10-25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2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1R</text:p>
          </table:table-cell>
          <table:table-cell office:value-type="string" calcext:value-type="string">
            <text:p>Franklin, NH Overburden Well 1 Replacement</text:p>
          </table:table-cell>
          <table:table-cell office:value-type="string" calcext:value-type="string">
            <text:p>2022-10-0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4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858" meta:object-count="0"/>
    <meta:user-defined meta:name="AppVersion">3.0</meta:user-defined>
  </office:meta>
</office:document-meta>
</file>